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C4A324C5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loext:contextual-spacing="false" fo:margin-top="0mm" fo:margin-bottom="0mm" fo:line-height="4.5mm"/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graphics1" text:anchor-type="paragraph" svg:width="210.01mm" svg:height="264.87mm" draw:z-index="0"><draw:image xlink:href="Pictures/10000201000004D80000061C4A324C5A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Ver. 1.07 – 07/2021</text:p>
            <text:p text:style-name="P1">www.envox.eu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0$Unix OpenOffice.org_project/4110m2$Build-9807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